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73" calcext:value-type="float">
            <text:p>73</text:p>
          </table:table-cell>
          <table:table-cell table:formula="of:=[.D75]-40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0:18:04.508284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10-15T20:18:20.038968692</dc:date>
    <meta:editing-duration>P1DT1H45M6S</meta:editing-duration>
    <meta:editing-cycles>176</meta:editing-cycles>
    <meta:document-statistic meta:table-count="1" meta:cell-count="162" meta:object-count="0"/>
  </office:meta>
</office:document-meta>
</file>